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993366" draw:fill="solid" draw:fill-color="#dddddd" draw:textarea-horizontal-align="left" draw:auto-grow-height="true" draw:auto-grow-width="true" fo:min-height="0cm" fo:min-width="0.776cm"/>
    </style:style>
    <style:style style:name="gr5" style:family="graphic" style:parent-style-name="standard">
      <style:graphic-properties draw:stroke="none" svg:stroke-color="#993366" draw:fill="solid" draw:fill-color="#dddddd" draw:textarea-horizontal-align="left" draw:auto-grow-height="true" draw:auto-grow-width="true" fo:min-height="0cm" fo:min-width="0.9cm"/>
    </style:style>
    <style:style style:name="gr6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4cm" svg:height="1.8cm" svg:x="0.271cm" svg:y="1.95cm">
          <text:p text:style-name="P1"><text:span text:style-name="T1">ABC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4cm" svg:height="1.8cm" svg:x="4.071cm" svg:y="1.95cm">
          <text:p text:style-name="P1"><text:span text:style-name="T1">EFG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4cm" svg:height="1.8cm" svg:x="8.271cm" svg:y="0.05cm">
          <text:p text:style-name="P1"><text:span text:style-name="T1">IJK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4cm" svg:height="1.8cm" svg:x="8.271cm" svg:y="3.95cm">
          <text:p text:style-name="P1"><text:span text:style-name="T1">MNO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1" draw:layer="layout" svg:x1="2.3cm" svg:y1="2.9cm" svg:x2="3.5cm" svg:y2="2.9cm">
          <text:p/>
        </draw:line>
        <draw:line draw:style-name="gr2" draw:text-style-name="P1" draw:layer="layout" svg:x1="6.1cm" svg:y1="2.9cm" svg:x2="7.7cm" svg:y2="4.8cm">
          <text:p/>
        </draw:line>
        <draw:line draw:style-name="gr2" draw:text-style-name="P1" draw:layer="layout" svg:x1="6.1cm" svg:y1="2.9cm" svg:x2="7.6cm" svg:y2="1cm">
          <text:p/>
        </draw:line>
        <draw:frame draw:style-name="gr3" draw:text-style-name="P2" draw:layer="layout" svg:width="1.687cm" svg:height="0.683cm" svg:x="8.166cm" svg:y="5.917cm">
          <draw:text-box>
            <text:p text:style-name="P1"><text:span text:style-name="T1">87fe65</text:span></text:p>
          </draw:text-box>
        </draw:frame>
        <draw:frame draw:style-name="gr3" draw:text-style-name="P2" draw:layer="layout" svg:width="1.776cm" svg:height="0.683cm" svg:x="7.966cm" svg:y="2.018cm">
          <draw:text-box>
            <text:p text:style-name="P1"><text:span text:style-name="T1">34cd56</text:span></text:p>
          </draw:text-box>
        </draw:frame>
        <draw:frame draw:style-name="gr3" draw:text-style-name="P2" draw:layer="layout" svg:width="1.797cm" svg:height="0.683cm" svg:x="3.766cm" svg:y="4.119cm">
          <draw:text-box>
            <text:p text:style-name="P1"><text:span text:style-name="T1">9b8765</text:span></text:p>
          </draw:text-box>
        </draw:frame>
        <draw:frame draw:style-name="gr3" draw:text-style-name="P2" draw:layer="layout" svg:width="1.797cm" svg:height="0.683cm" svg:x="0.066cm" svg:y="4.12cm">
          <draw:text-box>
            <text:p text:style-name="P1"><text:span text:style-name="T1">1a2345</text:span></text:p>
          </draw:text-box>
        </draw:frame>
        <draw:frame draw:style-name="gr4" draw:text-style-name="P3" draw:layer="layout" svg:width="1.344cm" svg:height="0.683cm" svg:x="10.324cm" svg:y="0.517cm">
          <draw:text-box>
            <text:p text:style-name="P1"><text:span text:style-name="T2">Alice</text:span></text:p>
          </draw:text-box>
        </draw:frame>
        <draw:frame draw:style-name="gr5" draw:text-style-name="P3" draw:layer="layout" svg:width="1.4cm" svg:height="0.683cm" svg:x="10.3cm" svg:y="4.417cm">
          <draw:text-box>
            <text:p text:style-name="P1"><text:span text:style-name="T2">Bob</text:span></text:p>
          </draw:text-box>
        </draw:frame>
        <draw:line draw:style-name="gr6" draw:text-style-name="P1" draw:layer="layout" svg:x1="11.908cm" svg:y1="0.808cm" svg:x2="13.508cm" svg:y2="2.708cm">
          <text:p/>
        </draw:line>
        <draw:line draw:style-name="gr6" draw:text-style-name="P1" draw:layer="layout" svg:x1="11.908cm" svg:y1="4.808cm" svg:x2="13.5cm" svg:y2="2.9cm">
          <text:p/>
        </draw:line>
        <draw:custom-shape draw:style-name="gr1" draw:text-style-name="P2" draw:layer="layout" svg:width="1.4cm" svg:height="1.8cm" svg:x="13.779cm" svg:y="1.958cm">
          <text:p text:style-name="P1"><text:span text:style-name="T1">QRX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2" draw:layer="layout" svg:width="1.797cm" svg:height="0.683cm" svg:x="13.574cm" svg:y="4.128cm">
          <draw:text-box>
            <text:p text:style-name="P1"><text:span text:style-name="T1">9d3a2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002cm" fo:page-height="7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1-16T16:43:29.294967000</dc:date>
    <meta:editing-duration>PT1M40S</meta:editing-duration>
    <meta:editing-cycles>7</meta:editing-cycles>
    <meta:generator>LibreOffice/4.1.4.2$MacOSX_x86 LibreOffice_project/0a0440ccc0227ad9829de5f46be37cfb6edcf72</meta:generator>
    <meta:document-statistic meta:object-count="17"/>
  </office:meta>
</office:document-meta>
</file>